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4pt" fo:font-weight="bold" officeooo:rsid="005f4b91" officeooo:paragraph-rsid="005f4b91" style:font-size-asian="14pt" style:font-weight-asian="bold" style:font-size-complex="14pt" style:font-weight-complex="bold"/>
    </style:style>
    <style:style style:name="P2" style:family="paragraph" style:parent-style-name="Text_20_body">
      <style:text-properties officeooo:paragraph-rsid="005f4b91"/>
    </style:style>
    <style:style style:name="P3" style:family="paragraph" style:parent-style-name="Text_20_body">
      <style:text-properties officeooo:rsid="005f4b91" officeooo:paragraph-rsid="005f4b91"/>
    </style:style>
    <style:style style:name="P4" style:family="paragraph" style:parent-style-name="Text_20_body">
      <style:text-properties officeooo:rsid="00608911" officeooo:paragraph-rsid="00608911"/>
    </style:style>
    <style:style style:name="P5" style:family="paragraph" style:parent-style-name="Text_20_body">
      <style:text-properties officeooo:rsid="0061c41e" officeooo:paragraph-rsid="0061c41e"/>
    </style:style>
    <style:style style:name="P6" style:family="paragraph" style:parent-style-name="Text_20_body">
      <style:text-properties officeooo:rsid="00640241" officeooo:paragraph-rsid="00640241"/>
    </style:style>
    <style:style style:name="P7" style:family="paragraph" style:parent-style-name="Text_20_body">
      <style:text-properties officeooo:rsid="00658b39" officeooo:paragraph-rsid="00658b39"/>
    </style:style>
    <style:style style:name="P8" style:family="paragraph" style:parent-style-name="Text_20_body">
      <style:text-properties officeooo:rsid="00681b88" officeooo:paragraph-rsid="00681b88"/>
    </style:style>
    <style:style style:name="P9" style:family="paragraph" style:parent-style-name="Text_20_body" style:list-style-name="L2">
      <style:text-properties officeooo:rsid="0069e0b2" officeooo:paragraph-rsid="0069e0b2"/>
    </style:style>
    <style:style style:name="P10" style:family="paragraph" style:parent-style-name="Text_20_body">
      <style:text-properties officeooo:rsid="006ac175" officeooo:paragraph-rsid="006fd9ad"/>
    </style:style>
    <style:style style:name="P11" style:family="paragraph" style:parent-style-name="Text_20_body" style:list-style-name="L2">
      <style:text-properties officeooo:rsid="006ac175" officeooo:paragraph-rsid="006fd9ad"/>
    </style:style>
    <style:style style:name="P12" style:family="paragraph" style:parent-style-name="Text_20_body" style:list-style-name="L2">
      <style:text-properties officeooo:rsid="006ac175" officeooo:paragraph-rsid="006ac175"/>
    </style:style>
    <style:style style:name="P13" style:family="paragraph" style:parent-style-name="Text_20_body">
      <style:text-properties fo:font-weight="bold" officeooo:rsid="0071fc3f" officeooo:paragraph-rsid="0071fc3f" style:font-weight-asian="bold" style:font-weight-complex="bold"/>
    </style:style>
    <style:style style:name="P14" style:family="paragraph" style:parent-style-name="Text_20_body">
      <style:text-properties fo:font-weight="bold" officeooo:rsid="00733518" officeooo:paragraph-rsid="00733518" style:font-weight-asian="bold" style:font-weight-complex="bold"/>
    </style:style>
    <style:style style:name="P15" style:family="paragraph" style:parent-style-name="Text_20_body">
      <style:text-properties fo:font-weight="bold" officeooo:rsid="00740734" officeooo:paragraph-rsid="00740734" style:font-weight-asian="bold" style:font-weight-complex="bold"/>
    </style:style>
    <style:style style:name="P16" style:family="paragraph" style:parent-style-name="Text_20_body" style:list-style-name="L1">
      <style:text-properties fo:font-weight="bold" officeooo:rsid="0074c0a4" officeooo:paragraph-rsid="0074c0a4" style:font-weight-asian="bold" style:font-weight-complex="bold"/>
    </style:style>
    <style:style style:name="P17" style:family="paragraph" style:parent-style-name="Text_20_body" style:list-style-name="L1">
      <style:text-properties fo:font-weight="bold" officeooo:rsid="00757f84" officeooo:paragraph-rsid="00757f84" style:font-weight-asian="bold" style:font-weight-complex="bold"/>
    </style:style>
    <style:style style:name="P18" style:family="paragraph" style:parent-style-name="Text_20_body" style:list-style-name="L1">
      <style:text-properties fo:font-weight="bold" officeooo:rsid="00757f84" officeooo:paragraph-rsid="0076e15a" style:font-weight-asian="bold" style:font-weight-complex="bold"/>
    </style:style>
    <style:style style:name="P19" style:family="paragraph" style:parent-style-name="Text_20_body">
      <style:text-properties fo:font-weight="bold" officeooo:rsid="00757f84" officeooo:paragraph-rsid="0076e15a" style:font-weight-asian="bold" style:font-weight-complex="bold"/>
    </style:style>
    <style:style style:name="P20" style:family="paragraph" style:parent-style-name="Text_20_body">
      <style:text-properties fo:font-weight="bold" officeooo:rsid="00791dd4" officeooo:paragraph-rsid="00791dd4" style:font-weight-asian="bold" style:font-weight-complex="bold"/>
    </style:style>
    <style:style style:name="P21" style:family="paragraph" style:parent-style-name="Text_20_body">
      <style:text-properties fo:font-weight="bold" officeooo:rsid="0079726b" officeooo:paragraph-rsid="0079726b" style:font-weight-asian="bold" style:font-weight-complex="bold"/>
    </style:style>
    <style:style style:name="P22" style:family="paragraph" style:parent-style-name="Text_20_body">
      <style:text-properties fo:font-weight="bold" officeooo:rsid="00798e35" officeooo:paragraph-rsid="008cc1f0" style:font-weight-asian="bold" style:font-weight-complex="bold"/>
    </style:style>
    <style:style style:name="P23" style:family="paragraph" style:parent-style-name="Text_20_body">
      <style:text-properties fo:font-weight="bold" officeooo:rsid="00816b1e" officeooo:paragraph-rsid="00816b1e" style:font-weight-asian="bold" style:font-weight-complex="bold"/>
    </style:style>
    <style:style style:name="P24" style:family="paragraph" style:parent-style-name="Text_20_body">
      <style:text-properties fo:font-weight="bold" officeooo:rsid="008261a3" officeooo:paragraph-rsid="008261a3" style:font-weight-asian="bold" style:font-weight-complex="bold"/>
    </style:style>
    <style:style style:name="P25" style:family="paragraph" style:parent-style-name="Text_20_body">
      <style:text-properties fo:font-weight="bold" officeooo:rsid="0086b49d" officeooo:paragraph-rsid="0086b49d" style:font-weight-asian="bold" style:font-weight-complex="bold"/>
    </style:style>
    <style:style style:name="P26" style:family="paragraph" style:parent-style-name="Text_20_body" style:list-style-name="L3">
      <style:text-properties fo:font-weight="bold" officeooo:rsid="0086b49d" officeooo:paragraph-rsid="0086b49d" style:font-weight-asian="bold" style:font-weight-complex="bold"/>
    </style:style>
    <style:style style:name="P27" style:family="paragraph" style:parent-style-name="Text_20_body">
      <style:text-properties fo:font-weight="bold" officeooo:rsid="00881e76" officeooo:paragraph-rsid="00881e76" style:font-weight-asian="bold" style:font-weight-complex="bold"/>
    </style:style>
    <style:style style:name="P28" style:family="paragraph" style:parent-style-name="Text_20_body">
      <style:text-properties fo:font-weight="bold" officeooo:rsid="008a1a69" officeooo:paragraph-rsid="008a1a69" style:font-weight-asian="bold" style:font-weight-complex="bold"/>
    </style:style>
    <style:style style:name="P29" style:family="paragraph" style:parent-style-name="Text_20_body">
      <style:text-properties fo:font-weight="bold" officeooo:rsid="008e03c9" officeooo:paragraph-rsid="008e03c9" style:font-weight-asian="bold" style:font-weight-complex="bold"/>
    </style:style>
    <style:style style:name="P30" style:family="paragraph" style:parent-style-name="Text_20_body">
      <style:text-properties fo:font-weight="bold" officeooo:rsid="008e9777" officeooo:paragraph-rsid="008e9777" style:font-weight-asian="bold" style:font-weight-complex="bold"/>
    </style:style>
    <style:style style:name="P31" style:family="paragraph" style:parent-style-name="Text_20_body">
      <style:text-properties fo:font-weight="bold" officeooo:rsid="008f8445" officeooo:paragraph-rsid="008f8445" style:font-weight-asian="bold" style:font-weight-complex="bold"/>
    </style:style>
    <style:style style:name="P32" style:family="paragraph" style:parent-style-name="Text_20_body">
      <style:text-properties fo:font-weight="bold" officeooo:rsid="0090174d" officeooo:paragraph-rsid="0090174d" style:font-weight-asian="bold" style:font-weight-complex="bold"/>
    </style:style>
    <style:style style:name="P33" style:family="paragraph" style:parent-style-name="Text_20_body">
      <style:text-properties fo:font-weight="normal" officeooo:rsid="00744c0c" officeooo:paragraph-rsid="00744c0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5f4b91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62d581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63e249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673019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6e4ecc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6fd9ad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7060c9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72e7c1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74c28f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763129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76d4de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733518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7b263c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84058b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84d025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85f962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869154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874ab1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8879f3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8b64db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8fa8b1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90ea71" style:font-size-asian="14pt" style:font-weight-asian="normal" style:font-size-complex="14pt" style:font-weight-complex="normal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officeooo:rsid="005f4b91" style:font-size-asian="14pt" style:font-size-complex="14pt"/>
    </style:style>
    <style:style style:name="T28" style:family="text">
      <style:text-properties fo:font-size="14pt" officeooo:rsid="007b34b6" style:font-size-asian="14pt" style:font-size-complex="14pt"/>
    </style:style>
    <style:style style:name="T29" style:family="text">
      <style:text-properties fo:font-size="14pt" officeooo:rsid="0084058b" style:font-size-asian="14pt" style:font-size-complex="14pt"/>
    </style:style>
    <style:style style:name="T30" style:family="text">
      <style:text-properties fo:font-size="14pt" officeooo:rsid="00869154" style:font-size-asian="14pt" style:font-size-complex="14pt"/>
    </style:style>
    <style:style style:name="T31" style:family="text">
      <style:text-properties fo:font-size="14pt" officeooo:rsid="0084d025" style:font-size-asian="14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obotmodel<text:span text:style-name="T1"><text:line-break/></text:span></text:h>
      <text:p text:style-name="P3"><text:span text:style-name="T2">Als wat de hardware kan, moet ontsloten worden door de Low Level Driver.</text:span></text:p>
      <text:p text:style-name="P4"><text:span text:style-name="T2">LowLevelDriver ontsluit de hardware</text:span></text:p>
      <text:p text:style-name="P4"><text:span text:style-name="T2">HighLevelDriver maakt hier iets bruikbaars van voor de controller. </text:span></text:p>
      <text:p text:style-name="P4"><text:span text:style-name="T2">Controller heeft bijvoorbeeld 10 frames, 720p nodig maar camera 1 biedt 1080 en camera 2 640, highlevel driver zorgt </text:span></text:p>
      <text:p text:style-name="P4"><text:span text:style-name="T2"/></text:p>
      <text:p text:style-name="P4"><text:span text:style-name="T2">Stimuli zijn continu/ analoog, percepts zijn discreet/ digitaal. </text:span></text:p>
      <text:p text:style-name="P5"><text:span text:style-name="T2">Percepts betekenen dus verlies van data, </text:span><text:span text:style-name="T4">we gaan van R</text:span><text:span text:style-name="T5">(floats)</text:span><text:span text:style-name="T4"> naar Z</text:span><text:span text:style-name="T5">(absolutes) </text:span><text:span text:style-name="T6">en we voegen ruis toe.</text:span></text:p>
      <text:p text:style-name="P5"><text:span text:style-name="T5"/></text:p>
      <text:p text:style-name="P6"><text:span text:style-name="T5">C</text:span><text:span text:style-name="T2">ommands zijn discreet, is het enige wat een computer kan.</text:span></text:p>
      <text:p text:style-name="P7"><text:span text:style-name="T2">De actions zijn continu.</text:span></text:p>
      <text:p text:style-name="P7"><text:span text:style-name="T2">Toename van data, omdat we van Z naar R gaan en we voegen ruis toe.</text:span></text:p>
      <text:p text:style-name="P2"><text:span text:style-name="T3"/></text:p>
      <text:p text:style-name="P13"><text:span text:style-name="T27">O</text:span><text:span text:style-name="T26">utprocess</text:span></text:p>
      <text:p text:style-name="P33"><text:span text:style-name="T26">ROS2 (TCP/IP)</text:span></text:p>
      <text:p text:style-name="P33"><text:span text:style-name="T26">Tussen programma’s</text:span></text:p>
      <text:p text:style-name="P8"><text:span text:style-name="T3">W</text:span><text:span text:style-name="T2">anneer gebruiken we wat? Topics, services, actions.</text:span></text:p>
      <text:list text:style-name="L2">
        <text:list-item>
          <text:p text:style-name="P9"><text:span text:style-name="T2">Topics → gaat over pub/sub, observer/observade → 1 naar N </text:span><text:span text:style-name="T25">push</text:span><text:span text:style-name="T2"> communicatie</text:span></text:p>
          <text:list>
            <text:list-item>
              <text:p text:style-name="P9"><text:span text:style-name="T3">P</text:span><text:span text:style-name="T2">ush communicatie is dat het gewoon ergens gedumpt wordt.</text:span></text:p>
            </text:list-item>
          </text:list>
        </text:list-item>
        <text:list-item>
          <text:p text:style-name="P12"><text:span text:style-name="T2">Service → </text:span><text:span text:style-name="T13">Sync service, </text:span><text:span text:style-name="T2">rechtstreeks functie aanroepen, client/server</text:span></text:p>
        </text:list-item>
        <text:list-item>
          <text:p text:style-name="P11"><text:span text:style-name="T2">Action → Async service </text:span><text:span text:style-name="T7">(</text:span><text:span text:style-name="T2">voortgangscallback</text:span><text:span text:style-name="T7">)</text:span><text:span text:style-name="T2">, de caller returnt onmiddelijk, </text:span><text:span text:style-name="T7">callee niet</text:span><text:span text:style-name="T2">!</text:span></text:p>
        </text:list-item>
      </text:list>
      <text:p text:style-name="P10"><text:span text:style-name="T2"/></text:p>
      <text:p text:style-name="P10"><text:span text:style-name="T8">ROS communiceert eigenlijk altijd over TCP/IP. </text:span><text:span text:style-name="T9">Hierdoor is dit kostbare tijd.</text:span><text:span text:style-name="T2"> </text:span></text:p>
      <text:p text:style-name="P2"><text:span text:style-name="T3"/></text:p>
      <text:p text:style-name="P13"><text:soft-page-break/><text:span text:style-name="T27">I</text:span><text:span text:style-name="T26">nprocess</text:span><text:span text:style-name="T2"><text:line-break/></text:span><text:span text:style-name="T10">Directe functie call</text:span></text:p>
      <text:list text:style-name="L1">
        <text:list-item>
          <text:p text:style-name="P16"><text:span text:style-name="T10">R</text:span><text:span text:style-name="T2">eguliere function calls, zoals altijd geprogrammeerd.</text:span></text:p>
        </text:list-item>
        <text:list-item>
          <text:p text:style-name="P16"><text:span text:style-name="T2">DLL/ </text:span><text:span text:style-name="T12">SO/ JAR</text:span><text:span text:style-name="T2">, een executable zonder main </text:span><text:span text:style-name="T11">aka een bibliotheek zonder functies.</text:span></text:p>
          <text:list>
            <text:list-item>
              <text:p text:style-name="P17"><text:span text:style-name="T11">L</text:span><text:span text:style-name="T2">oad time laden, de linker zoekt alle bibliotheken die nodig zijn.</text:span></text:p>
            </text:list-item>
            <text:list-item>
              <text:p text:style-name="P18"><text:span text:style-name="T2">Run time laden, runtime worden de nodige bibliotheken gezocht, plugins werken runtime</text:span></text:p>
            </text:list-item>
          </text:list>
        </text:list-item>
      </text:list>
      <text:p text:style-name="P19"><text:span text:style-name="T10">K</text:span><text:span text:style-name="T14">an ook topics, services en actions gebruiken alleen dan zonder communicatie overhead.</text:span></text:p>
      <text:p text:style-name="P15"><text:span text:style-name="T10">B</text:span><text:span text:style-name="T2">innen het programma.</text:span></text:p>
      <text:p text:style-name="P14"><text:span text:style-name="T2"/></text:p>
      <text:p text:style-name="P20"><text:span text:style-name="T26">Controller </text:span><text:span text:style-name="T28">pseudo code</text:span><text:span text:style-name="T26">:</text:span></text:p>
      <text:p text:style-name="P20"><text:span text:style-name="T2">switch (state){</text:span></text:p>
      <text:p text:style-name="P20"><text:span text:style-name="T2"><text:tab/>case x : doeiets</text:span></text:p>
      <text:p text:style-name="P20"><text:span text:style-name="T2"><text:tab/>case y: doeietsanders</text:span></text:p>
      <text:p text:style-name="P21"><text:span text:style-name="T2">}</text:span></text:p>
      <text:p text:style-name="P23"><text:span text:style-name="T26">State</text:span><text:span text:style-name="T2">: een state is een </text:span><text:span text:style-name="T26">verzameling</text:span><text:span text:style-name="T2"> </text:span><text:span text:style-name="T29">relevante</text:span><text:span text:style-name="T16"> </text:span><text:span text:style-name="T26">variabelen</text:span><text:span text:style-name="T2"> met waardes die binnen bepaalde grenzen liggen. </text:span><text:span text:style-name="T19">Eigenlijk meer een belief van zijn state, wat de robot denkt dat zijn state is.</text:span></text:p>
      <text:p text:style-name="P25"><text:span text:style-name="T30">S</text:span><text:span text:style-name="T26">tate belief wereld</text:span><text:span text:style-name="T2">: </text:span><text:span text:style-name="T20">is onzeker</text:span></text:p>
      <text:list text:style-name="L3">
        <text:list-item>
          <text:p text:style-name="P26"><text:span text:style-name="T2">Statische objecten, voorgeprogrammeerd</text:span><text:span text:style-name="T20">e dingen </text:span><text:span text:style-name="T2">bijvoorbeeld.</text:span></text:p>
        </text:list-item>
        <text:list-item>
          <text:p text:style-name="P26"><text:span text:style-name="T2">Dynamische object, zelf tegengekomen via sensoren.</text:span></text:p>
        </text:list-item>
      </text:list>
      <text:p text:style-name="P24"><text:span text:style-name="T2">Deze </text:span><text:span text:style-name="T18">waarden</text:span><text:span text:style-name="T2"> leggen we vast in een </text:span><text:span text:style-name="T26">state vector</text:span><text:span text:style-name="T2">. </text:span><text:span text:style-name="T17">De grootte hiervan hangt van de robot af.</text:span></text:p>
      <text:p text:style-name="P22"><text:span text:style-name="T17">BT’s, boven de 50 states, Behaviour Tre</text:span><text:span text:style-name="T15">e</text:span></text:p>
      <text:p text:style-name="P22"><text:span text:style-name="T15"/></text:p>
      <text:p text:style-name="P27"><text:span text:style-name="T31">W</text:span><text:span text:style-name="T26">at wil een robot gereiken?</text:span><text:span text:style-name="T2"> Goals en states </text:span><text:span text:style-name="T21">(complex preferences)</text:span><text:span text:style-name="T2">.</text:span></text:p>
      <text:p text:style-name="P28"><text:span text:style-name="T2">In alle gevallen praten we over de toestand vector van de wereld én van de robot. </text:span><text:span text:style-name="T22">Bij states moet het precies zijn, bij goals en complex preferences mag het afwijken.</text:span></text:p>
      <text:p text:style-name="P24"><text:span text:style-name="T17"/></text:p>
      <text:p text:style-name="P29"><text:soft-page-break/><text:span text:style-name="T15">J</text:span><text:span text:style-name="T2">BF uitleg</text:span></text:p>
      <text:p text:style-name="P30"><text:span text:style-name="T15">K</text:span><text:span text:style-name="T2">osten functie: in een for loop alle 1 staps veranderingen in de state vector aanpassen.</text:span></text:p>
      <text:p text:style-name="P31"><text:span text:style-name="T2">Configuration space: de space waarin hij gaat zoeken, alle mogelijke toegestane states. </text:span><text:span text:style-name="T23">Ook wel C-Space genoemd.</text:span></text:p>
      <text:p text:style-name="P32"><text:span text:style-name="T23">P</text:span><text:span text:style-name="T2">ose: </text:span><text:span text:style-name="T24">een subset van de C-Space die een vast lichaam kan hebben in 3 ruimte met de </text:span><text:span text:style-name="T2">6 vrijheidsgraden, X, Y, Z, Roll, Pitch, Yaw</text:span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0:12:29.271746542</meta:creation-date>
    <meta:generator>LibreOffice/24.2.5.2$Linux_X86_64 LibreOffice_project/420$Build-2</meta:generator>
    <dc:date>2024-10-08T10:30:52.513349419</dc:date>
    <meta:editing-duration>PT4H53M16S</meta:editing-duration>
    <meta:editing-cycles>127</meta:editing-cycles>
    <meta:document-statistic meta:table-count="0" meta:image-count="0" meta:object-count="0" meta:page-count="3" meta:paragraph-count="43" meta:word-count="414" meta:character-count="2610" meta:non-whitespace-character-count="2242"/>
  </office:meta>
</office:document-meta>
</file>